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7062" officeooo:paragraph-rsid="001b7062"/>
    </style:style>
    <style:style style:name="P2" style:family="paragraph" style:parent-style-name="Standard">
      <style:text-properties officeooo:rsid="001b7062" officeooo:paragraph-rsid="001b7062"/>
    </style:style>
    <style:style style:name="T1" style:family="text">
      <style:text-properties officeooo:rsid="001c86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text:line-break/><text:span text:style-name="T1">Capitulo 4:Nos vamos de viaje de seta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7T18:01:09.979000000</dc:date>
    <meta:editing-duration>PT29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" meta:word-count="8" meta:character-count="43" meta:non-whitespace-character-count="36"/>
  </office:meta>
</office:document-meta>
</file>